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fo:background-color="#ffff99"/>
    </style:style>
    <style:style style:name="ce17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7" table:default-cell-style-name="ce7"/>
        <table:table-column table:style-name="co3" table:default-cell-style-name="ce9"/>
        <table:table-column table:style-name="co4" table:default-cell-style-name="ce13"/>
        <table:table-column table:style-name="co2" table:default-cell-style-name="Default"/>
        <table:table-column table:style-name="co2" table:default-cell-style-name="ce16"/>
        <table:table-column table:style-name="co4" table:default-cell-style-name="ce13"/>
        <table:table-column table:style-name="co5" table:default-cell-style-name="ce19"/>
        <table:table-column table:style-name="co6" table:default-cell-style-name="ce20"/>
        <table:table-column table:style-name="co6" table:default-cell-style-name="Default"/>
        <table:table-column table:style-name="co4" table:default-cell-style-name="ce13"/>
        <table:table-column table:style-name="co6" table:default-cell-style-name="ce22"/>
        <table:table-column table:style-name="co7" table:default-cell-style-name="ce25"/>
        <table:table-column table:style-name="co4" table:default-cell-style-name="ce13"/>
        <table:table-column table:style-name="co6" table:default-cell-style-name="ce22"/>
        <table:table-column table:style-name="co2" table:default-cell-style-name="ce27"/>
        <table:table-column table:style-name="co4" table:default-cell-style-name="ce13"/>
        <table:table-column table:style-name="co6" table:default-cell-style-name="ce22"/>
        <table:table-column table:style-name="co7" table:default-cell-style-name="ce25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6" office:value-type="string" calcext:value-type="string">
            <text:p>L1</text:p>
          </table:table-cell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L3</text:p>
          </table:table-cell>
          <table:table-cell table:style-name="ce6" office:value-type="string" calcext:value-type="string">
            <text:p>L4</text:p>
          </table:table-cell>
          <table:table-cell table:style-name="ce6" office:value-type="string" calcext:value-type="string">
            <text:p>L5</text:p>
          </table:table-cell>
          <table:table-cell table:style-name="ce6" office:value-type="string" calcext:value-type="string">
            <text:p>L6</text:p>
          </table:table-cell>
          <table:table-cell table:style-name="ce6" office:value-type="string" calcext:value-type="string">
            <text:p>L7</text:p>
          </table:table-cell>
          <table:table-cell office:value-type="string" calcext:value-type="string">
            <text:p>Lab Final</text:p>
          </table:table-cell>
          <table:table-cell table:style-name="ce12"/>
          <table:table-cell table:style-name="ce14" office:value-type="string" calcext:value-type="string">
            <text:p>FP</text:p>
          </table:table-cell>
          <table:table-cell table:style-name="ce15" office:value-type="string" calcext:value-type="string">
            <text:p>FP Final</text:p>
          </table:table-cell>
          <table:table-cell table:style-name="ce12"/>
          <table:table-cell table:style-name="ce17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20" office:value-type="string" calcext:value-type="string">
            <text:p>Final GPA</text:p>
          </table:table-cell>
          <table:table-cell table:style-name="ce12"/>
          <table:table-cell table:style-name="ce21" office:value-type="string" calcext:value-type="string">
            <text:p>Letter Grade</text:p>
          </table:table-cell>
          <table:table-cell table:style-name="ce24" office:value-type="string" calcext:value-type="string">
            <text:p>Numerical Grade</text:p>
          </table:table-cell>
          <table:table-cell table:style-name="ce12"/>
          <table:table-cell table:style-name="ce21" office:value-type="string" calcext:value-type="string">
            <text:p>Letter Grade</text:p>
          </table:table-cell>
          <table:table-cell table:style-name="ce26" office:value-type="string" calcext:value-type="string">
            <text:p>GPA </text:p>
          </table:table-cell>
          <table:table-cell table:style-name="ce12"/>
          <table:table-cell table:style-name="ce21"/>
          <table:table-cell table:style-name="ce24"/>
          <table:table-cell table:style-name="ce14" table:number-columns-repeated="979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number-columns-repeated="4"/>
          <table:table-cell table:style-name="ce10"/>
          <table:table-cell/>
          <table:table-cell table:style-name="ce7"/>
          <table:table-cell table:style-name="ce10" table:formula="of:=VLOOKUP([.K2]; [.$R$2:.$S$15]; 2; 0)/100*0.15" office:value-type="string" office:string-value="" calcext:value-type="error">
            <text:p>#N/A</text:p>
          </table:table-cell>
          <table:table-cell/>
          <table:table-cell table:style-name="ce17" table:formula="of:=[.I2] + #REF!2 + #REF!2 + [.L2]" office:value-type="string" office:string-value="" calcext:value-type="error">
            <text:p>Err:509</text:p>
          </table:table-cell>
          <table:table-cell table:style-name="ce18" table:formula="of:=IF([.N2]&gt;=0.9875;&quot;A+&quot;;  IF([.N2]&gt;=0.94; &quot;A&quot;; IF([.N2]&gt;=0.9; &quot;A-&quot;; IF([.N2]&gt;=0.87; &quot;B+&quot;; IF([.N2]&gt;=0.84;&quot;B&quot;; IF([.N2]&gt;=0.8; &quot;B-&quot;; IF([.N2]&gt;=0.77; &quot;C+&quot;; IF([.N2]&gt;=0.74;&quot;C&quot;; IF([.N2]&gt;=0.7; &quot;C-&quot;; IF([.N2]&gt;=0.67; &quot;D+&quot;; IF([.N2]&gt;=0.64;&quot;D&quot;; IF([.N2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O2]; [.$U$2:.$V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yan Cambier</text:p>
          </table:table-cell>
          <table:table-cell table:number-columns-repeated="3" office:value-type="string" calcext:value-type="string">
            <text:p>A</text:p>
          </table:table-cell>
          <table:table-cell table:number-columns-repeated="4"/>
          <table:table-cell table:style-name="ce10"/>
          <table:table-cell/>
          <table:table-cell table:style-name="ce7"/>
          <table:table-cell table:style-name="ce10" table:formula="of:=VLOOKUP([.K3]; [.$R$2:.$S$15]; 2; 0)/100*0.15" office:value-type="string" office:string-value="" calcext:value-type="error">
            <text:p>#N/A</text:p>
          </table:table-cell>
          <table:table-cell/>
          <table:table-cell table:style-name="ce17" table:formula="of:=[.I3] + #REF!3 + #REF!3 + [.L3]" office:value-type="string" office:string-value="" calcext:value-type="error">
            <text:p>Err:509</text:p>
          </table:table-cell>
          <table:table-cell table:style-name="ce18" table:formula="of:=IF([.N3]&gt;=0.9875;&quot;A+&quot;;  IF([.N3]&gt;=0.94; &quot;A&quot;; IF([.N3]&gt;=0.9; &quot;A-&quot;; IF([.N3]&gt;=0.87; &quot;B+&quot;; IF([.N3]&gt;=0.84;&quot;B&quot;; IF([.N3]&gt;=0.8; &quot;B-&quot;; IF([.N3]&gt;=0.77; &quot;C+&quot;; IF([.N3]&gt;=0.74;&quot;C&quot;; IF([.N3]&gt;=0.7; &quot;C-&quot;; IF([.N3]&gt;=0.67; &quot;D+&quot;; IF([.N3]&gt;=0.64;&quot;D&quot;; IF([.N3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O3]; [.$U$2:.$V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ebecca Dill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4"/>
          <table:table-cell table:style-name="ce10"/>
          <table:table-cell/>
          <table:table-cell table:style-name="ce7"/>
          <table:table-cell table:style-name="ce10" table:formula="of:=VLOOKUP([.K4]; [.$R$2:.$S$15]; 2; 0)/100*0.15" office:value-type="string" office:string-value="" calcext:value-type="error">
            <text:p>#N/A</text:p>
          </table:table-cell>
          <table:table-cell/>
          <table:table-cell table:style-name="ce17" table:formula="of:=[.I4] + #REF!4 + #REF!4 + [.L4]" office:value-type="string" office:string-value="" calcext:value-type="error">
            <text:p>Err:509</text:p>
          </table:table-cell>
          <table:table-cell table:style-name="ce18" table:formula="of:=IF([.N4]&gt;=0.9875;&quot;A+&quot;;  IF([.N4]&gt;=0.94; &quot;A&quot;; IF([.N4]&gt;=0.9; &quot;A-&quot;; IF([.N4]&gt;=0.87; &quot;B+&quot;; IF([.N4]&gt;=0.84;&quot;B&quot;; IF([.N4]&gt;=0.8; &quot;B-&quot;; IF([.N4]&gt;=0.77; &quot;C+&quot;; IF([.N4]&gt;=0.74;&quot;C&quot;; IF([.N4]&gt;=0.7; &quot;C-&quot;; IF([.N4]&gt;=0.67; &quot;D+&quot;; IF([.N4]&gt;=0.64;&quot;D&quot;; IF([.N4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O4]; [.$U$2:.$V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4"/>
          <table:table-cell table:style-name="ce10"/>
          <table:table-cell/>
          <table:table-cell table:style-name="ce7"/>
          <table:table-cell table:style-name="ce10" table:formula="of:=VLOOKUP([.K5]; [.$R$2:.$S$15]; 2; 0)/100*0.15" office:value-type="string" office:string-value="" calcext:value-type="error">
            <text:p>#N/A</text:p>
          </table:table-cell>
          <table:table-cell/>
          <table:table-cell table:style-name="ce17" table:formula="of:=[.I5] + #REF!5 + #REF!5 + [.L5]" office:value-type="string" office:string-value="" calcext:value-type="error">
            <text:p>Err:509</text:p>
          </table:table-cell>
          <table:table-cell table:style-name="ce18" table:formula="of:=IF([.N5]&gt;=0.9875;&quot;A+&quot;;  IF([.N5]&gt;=0.94; &quot;A&quot;; IF([.N5]&gt;=0.9; &quot;A-&quot;; IF([.N5]&gt;=0.87; &quot;B+&quot;; IF([.N5]&gt;=0.84;&quot;B&quot;; IF([.N5]&gt;=0.8; &quot;B-&quot;; IF([.N5]&gt;=0.77; &quot;C+&quot;; IF([.N5]&gt;=0.74;&quot;C&quot;; IF([.N5]&gt;=0.7; &quot;C-&quot;; IF([.N5]&gt;=0.67; &quot;D+&quot;; IF([.N5]&gt;=0.64;&quot;D&quot;; IF([.N5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O5]; [.$U$2:.$V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Doranny Jaime Abreu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-</text:p>
          </table:table-cell>
          <table:table-cell table:number-columns-repeated="4"/>
          <table:table-cell table:style-name="ce10"/>
          <table:table-cell/>
          <table:table-cell table:style-name="ce7"/>
          <table:table-cell table:style-name="ce10"/>
          <table:table-cell/>
          <table:table-cell table:style-name="ce17"/>
          <table:table-cell table:style-name="ce18"/>
          <table:table-cell table:style-name="ce20"/>
          <table:table-cell table:number-columns-repeated="988"/>
        </table:table-row>
        <table:table-row table:style-name="ro1">
          <table:table-cell table:style-name="ce2" office:value-type="string" calcext:value-type="string">
            <text:p>Mackenzie Jordan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4"/>
          <table:table-cell table:style-name="ce10"/>
          <table:table-cell/>
          <table:table-cell table:style-name="ce7"/>
          <table:table-cell table:style-name="ce10" table:formula="of:=VLOOKUP([.K7]; [.$R$2:.$S$15]; 2; 0)/100*0.15" office:value-type="string" office:string-value="" calcext:value-type="error">
            <text:p>#N/A</text:p>
          </table:table-cell>
          <table:table-cell/>
          <table:table-cell table:style-name="ce17" table:formula="of:=[.I7] + #REF!7 + #REF!7 + [.L7]" office:value-type="string" office:string-value="" calcext:value-type="error">
            <text:p>Err:509</text:p>
          </table:table-cell>
          <table:table-cell table:style-name="ce18" table:formula="of:=IF([.N7]&gt;=0.9875;&quot;A+&quot;;  IF([.N7]&gt;=0.94; &quot;A&quot;; IF([.N7]&gt;=0.9; &quot;A-&quot;; IF([.N7]&gt;=0.87; &quot;B+&quot;; IF([.N7]&gt;=0.84;&quot;B&quot;; IF([.N7]&gt;=0.8; &quot;B-&quot;; IF([.N7]&gt;=0.77; &quot;C+&quot;; IF([.N7]&gt;=0.74;&quot;C&quot;; IF([.N7]&gt;=0.7; &quot;C-&quot;; IF([.N7]&gt;=0.67; &quot;D+&quot;; IF([.N7]&gt;=0.64;&quot;D&quot;; IF([.N7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O7]; [.$U$2:.$V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4"/>
          <table:table-cell table:style-name="ce10"/>
          <table:table-cell/>
          <table:table-cell table:style-name="ce7"/>
          <table:table-cell table:style-name="ce10" table:formula="of:=VLOOKUP([.K8]; [.$R$2:.$S$15]; 2; 0)/100*0.15" office:value-type="string" office:string-value="" calcext:value-type="error">
            <text:p>#N/A</text:p>
          </table:table-cell>
          <table:table-cell/>
          <table:table-cell table:style-name="ce17" table:formula="of:=[.I8] + #REF!8 + #REF!8 + [.L8]" office:value-type="string" office:string-value="" calcext:value-type="error">
            <text:p>Err:509</text:p>
          </table:table-cell>
          <table:table-cell table:style-name="ce18" table:formula="of:=IF([.N8]&gt;=0.9875;&quot;A+&quot;;  IF([.N8]&gt;=0.94; &quot;A&quot;; IF([.N8]&gt;=0.9; &quot;A-&quot;; IF([.N8]&gt;=0.87; &quot;B+&quot;; IF([.N8]&gt;=0.84;&quot;B&quot;; IF([.N8]&gt;=0.8; &quot;B-&quot;; IF([.N8]&gt;=0.77; &quot;C+&quot;; IF([.N8]&gt;=0.74;&quot;C&quot;; IF([.N8]&gt;=0.7; &quot;C-&quot;; IF([.N8]&gt;=0.67; &quot;D+&quot;; IF([.N8]&gt;=0.64;&quot;D&quot;; IF([.N8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O8]; [.$U$2:.$V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ara King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4"/>
          <table:table-cell table:style-name="ce10"/>
          <table:table-cell/>
          <table:table-cell table:style-name="ce7"/>
          <table:table-cell table:style-name="ce10" table:formula="of:=VLOOKUP([.K9]; [.$R$2:.$S$15]; 2; 0)/100*0.15" office:value-type="string" office:string-value="" calcext:value-type="error">
            <text:p>#N/A</text:p>
          </table:table-cell>
          <table:table-cell/>
          <table:table-cell table:style-name="ce17" table:formula="of:=[.I9] + #REF!9 + #REF!9 + [.L9]" office:value-type="string" office:string-value="" calcext:value-type="error">
            <text:p>Err:509</text:p>
          </table:table-cell>
          <table:table-cell table:style-name="ce18" table:formula="of:=IF([.N9]&gt;=0.9875;&quot;A+&quot;;  IF([.N9]&gt;=0.94; &quot;A&quot;; IF([.N9]&gt;=0.9; &quot;A-&quot;; IF([.N9]&gt;=0.87; &quot;B+&quot;; IF([.N9]&gt;=0.84;&quot;B&quot;; IF([.N9]&gt;=0.8; &quot;B-&quot;; IF([.N9]&gt;=0.77; &quot;C+&quot;; IF([.N9]&gt;=0.74;&quot;C&quot;; IF([.N9]&gt;=0.7; &quot;C-&quot;; IF([.N9]&gt;=0.67; &quot;D+&quot;; IF([.N9]&gt;=0.64;&quot;D&quot;; IF([.N9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O9]; [.$U$2:.$V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Cody Kinneer</text:p>
          </table:table-cell>
          <table:table-cell table:style-name="ce8" table:number-columns-repeated="7"/>
          <table:table-cell table:style-name="ce10"/>
          <table:table-cell/>
          <table:table-cell table:style-name="ce7"/>
          <table:table-cell table:style-name="ce10" table:formula="of:=VLOOKUP([.K10]; [.$R$2:.$S$15]; 2; 0)/100*0.15" office:value-type="string" office:string-value="" calcext:value-type="error">
            <text:p>#N/A</text:p>
          </table:table-cell>
          <table:table-cell/>
          <table:table-cell table:style-name="ce17" table:formula="of:=[.I10] + #REF!10 + #REF!10 + [.L10]" office:value-type="string" office:string-value="" calcext:value-type="error">
            <text:p>Err:509</text:p>
          </table:table-cell>
          <table:table-cell table:style-name="ce18" table:formula="of:=IF([.N10]&gt;=0.9875;&quot;A+&quot;;  IF([.N10]&gt;=0.94; &quot;A&quot;; IF([.N10]&gt;=0.9; &quot;A-&quot;; IF([.N10]&gt;=0.87; &quot;B+&quot;; IF([.N10]&gt;=0.84;&quot;B&quot;; IF([.N10]&gt;=0.8; &quot;B-&quot;; IF([.N10]&gt;=0.77; &quot;C+&quot;; IF([.N10]&gt;=0.74;&quot;C&quot;; IF([.N10]&gt;=0.7; &quot;C-&quot;; IF([.N10]&gt;=0.67; &quot;D+&quot;; IF([.N10]&gt;=0.64;&quot;D&quot;; IF([.N10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O10]; [.$U$2:.$V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oshua Lawrence</text:p>
          </table:table-cell>
          <table:table-cell table:number-columns-repeated="3" office:value-type="string" calcext:value-type="string">
            <text:p>A</text:p>
          </table:table-cell>
          <table:table-cell table:number-columns-repeated="4"/>
          <table:table-cell table:style-name="ce10"/>
          <table:table-cell/>
          <table:table-cell table:style-name="ce7"/>
          <table:table-cell table:style-name="ce10" table:formula="of:=VLOOKUP([.K11]; [.$R$2:.$S$15]; 2; 0)/100*0.15" office:value-type="string" office:string-value="" calcext:value-type="error">
            <text:p>#N/A</text:p>
          </table:table-cell>
          <table:table-cell/>
          <table:table-cell table:style-name="ce17" table:formula="of:=[.I11] + #REF!11 + #REF!11 + [.L11]" office:value-type="string" office:string-value="" calcext:value-type="error">
            <text:p>Err:509</text:p>
          </table:table-cell>
          <table:table-cell table:style-name="ce18" table:formula="of:=IF([.N11]&gt;=0.9875;&quot;A+&quot;;  IF([.N11]&gt;=0.94; &quot;A&quot;; IF([.N11]&gt;=0.9; &quot;A-&quot;; IF([.N11]&gt;=0.87; &quot;B+&quot;; IF([.N11]&gt;=0.84;&quot;B&quot;; IF([.N11]&gt;=0.8; &quot;B-&quot;; IF([.N11]&gt;=0.77; &quot;C+&quot;; IF([.N11]&gt;=0.74;&quot;C&quot;; IF([.N11]&gt;=0.7; &quot;C-&quot;; IF([.N11]&gt;=0.67; &quot;D+&quot;; IF([.N11]&gt;=0.64;&quot;D&quot;; IF([.N11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O11]; [.$U$2:.$V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Michael Ligouri</text:p>
          </table:table-cell>
          <table:table-cell table:number-columns-repeated="3" office:value-type="string" calcext:value-type="string">
            <text:p>A</text:p>
          </table:table-cell>
          <table:table-cell table:number-columns-repeated="4"/>
          <table:table-cell table:style-name="ce10"/>
          <table:table-cell/>
          <table:table-cell table:style-name="ce7"/>
          <table:table-cell table:style-name="ce10" table:formula="of:=VLOOKUP([.K12]; [.$R$2:.$S$15]; 2; 0)/100*0.15" office:value-type="string" office:string-value="" calcext:value-type="error">
            <text:p>#N/A</text:p>
          </table:table-cell>
          <table:table-cell/>
          <table:table-cell table:style-name="ce17" table:formula="of:=[.I12] + #REF!12 + #REF!12 + [.L12]" office:value-type="string" office:string-value="" calcext:value-type="error">
            <text:p>Err:509</text:p>
          </table:table-cell>
          <table:table-cell table:style-name="ce18" table:formula="of:=IF([.N12]&gt;=0.9875;&quot;A+&quot;;  IF([.N12]&gt;=0.94; &quot;A&quot;; IF([.N12]&gt;=0.9; &quot;A-&quot;; IF([.N12]&gt;=0.87; &quot;B+&quot;; IF([.N12]&gt;=0.84;&quot;B&quot;; IF([.N12]&gt;=0.8; &quot;B-&quot;; IF([.N12]&gt;=0.77; &quot;C+&quot;; IF([.N12]&gt;=0.74;&quot;C&quot;; IF([.N12]&gt;=0.7; &quot;C-&quot;; IF([.N12]&gt;=0.67; &quot;D+&quot;; IF([.N12]&gt;=0.64;&quot;D&quot;; IF([.N12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O12]; [.$U$2:.$V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Stephen Milcarek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10"/>
          <table:table-cell/>
          <table:table-cell table:style-name="ce7"/>
          <table:table-cell table:style-name="ce10" table:formula="of:=VLOOKUP([.K13]; [.$R$2:.$S$15]; 2; 0)/100*0.15" office:value-type="string" office:string-value="" calcext:value-type="error">
            <text:p>#N/A</text:p>
          </table:table-cell>
          <table:table-cell/>
          <table:table-cell table:style-name="ce17" table:formula="of:=[.I13] + #REF!13 + #REF!13 + [.L13]" office:value-type="string" office:string-value="" calcext:value-type="error">
            <text:p>Err:509</text:p>
          </table:table-cell>
          <table:table-cell table:style-name="ce18" table:formula="of:=IF([.N13]&gt;=0.9875;&quot;A+&quot;;  IF([.N13]&gt;=0.94; &quot;A&quot;; IF([.N13]&gt;=0.9; &quot;A-&quot;; IF([.N13]&gt;=0.87; &quot;B+&quot;; IF([.N13]&gt;=0.84;&quot;B&quot;; IF([.N13]&gt;=0.8; &quot;B-&quot;; IF([.N13]&gt;=0.77; &quot;C+&quot;; IF([.N13]&gt;=0.74;&quot;C&quot;; IF([.N13]&gt;=0.7; &quot;C-&quot;; IF([.N13]&gt;=0.67; &quot;D+&quot;; IF([.N13]&gt;=0.64;&quot;D&quot;; IF([.N13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O13]; [.$U$2:.$V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Daniel Ocampo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number-columns-repeated="4"/>
          <table:table-cell table:style-name="ce10"/>
          <table:table-cell/>
          <table:table-cell table:style-name="ce7"/>
          <table:table-cell table:style-name="ce10" table:formula="of:=VLOOKUP([.K14]; [.$R$2:.$S$15]; 2; 0)/100*0.15" office:value-type="string" office:string-value="" calcext:value-type="error">
            <text:p>#N/A</text:p>
          </table:table-cell>
          <table:table-cell/>
          <table:table-cell table:style-name="ce17" table:formula="of:=[.I14] + #REF!14 + #REF!14 + [.L14]" office:value-type="string" office:string-value="" calcext:value-type="error">
            <text:p>Err:509</text:p>
          </table:table-cell>
          <table:table-cell table:style-name="ce18" table:formula="of:=IF([.N14]&gt;=0.9875;&quot;A+&quot;;  IF([.N14]&gt;=0.94; &quot;A&quot;; IF([.N14]&gt;=0.9; &quot;A-&quot;; IF([.N14]&gt;=0.87; &quot;B+&quot;; IF([.N14]&gt;=0.84;&quot;B&quot;; IF([.N14]&gt;=0.8; &quot;B-&quot;; IF([.N14]&gt;=0.77; &quot;C+&quot;; IF([.N14]&gt;=0.74;&quot;C&quot;; IF([.N14]&gt;=0.7; &quot;C-&quot;; IF([.N14]&gt;=0.67; &quot;D+&quot;; IF([.N14]&gt;=0.64;&quot;D&quot;; IF([.N14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O14]; [.$U$2:.$V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lden Pag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4"/>
          <table:table-cell table:style-name="ce10"/>
          <table:table-cell/>
          <table:table-cell table:style-name="ce7"/>
          <table:table-cell table:style-name="ce10" table:formula="of:=VLOOKUP([.K15]; [.$R$2:.$S$15]; 2; 0)/100*0.15" office:value-type="string" office:string-value="" calcext:value-type="error">
            <text:p>#N/A</text:p>
          </table:table-cell>
          <table:table-cell/>
          <table:table-cell table:style-name="ce17" table:formula="of:=[.I15] + #REF!15 + #REF!15 + [.L15]" office:value-type="string" office:string-value="" calcext:value-type="error">
            <text:p>Err:509</text:p>
          </table:table-cell>
          <table:table-cell table:style-name="ce18" table:formula="of:=IF([.N15]&gt;=0.9875;&quot;A+&quot;;  IF([.N15]&gt;=0.94; &quot;A&quot;; IF([.N15]&gt;=0.9; &quot;A-&quot;; IF([.N15]&gt;=0.87; &quot;B+&quot;; IF([.N15]&gt;=0.84;&quot;B&quot;; IF([.N15]&gt;=0.8; &quot;B-&quot;; IF([.N15]&gt;=0.77; &quot;C+&quot;; IF([.N15]&gt;=0.74;&quot;C&quot;; IF([.N15]&gt;=0.7; &quot;C-&quot;; IF([.N15]&gt;=0.67; &quot;D+&quot;; IF([.N15]&gt;=0.64;&quot;D&quot;; IF([.N15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O15]; [.$U$2:.$V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Marlee Sherretts</text:p>
          </table:table-cell>
          <table:table-cell table:number-columns-repeated="3" office:value-type="string" calcext:value-type="string">
            <text:p>A</text:p>
          </table:table-cell>
          <table:table-cell table:number-columns-repeated="4"/>
          <table:table-cell table:style-name="ce10"/>
          <table:table-cell/>
          <table:table-cell table:style-name="ce7"/>
          <table:table-cell table:style-name="ce10" table:formula="of:=VLOOKUP([.K16]; [.$R$2:.$S$15]; 2; 0)/100*0.15" office:value-type="string" office:string-value="" calcext:value-type="error">
            <text:p>#N/A</text:p>
          </table:table-cell>
          <table:table-cell/>
          <table:table-cell table:style-name="ce17" table:formula="of:=[.I16] + #REF!16 + #REF!16 + [.L16]" office:value-type="string" office:string-value="" calcext:value-type="error">
            <text:p>Err:509</text:p>
          </table:table-cell>
          <table:table-cell table:style-name="ce18" table:formula="of:=IF([.N16]&gt;=0.9875;&quot;A+&quot;;  IF([.N16]&gt;=0.94; &quot;A&quot;; IF([.N16]&gt;=0.9; &quot;A-&quot;; IF([.N16]&gt;=0.87; &quot;B+&quot;; IF([.N16]&gt;=0.84;&quot;B&quot;; IF([.N16]&gt;=0.8; &quot;B-&quot;; IF([.N16]&gt;=0.77; &quot;C+&quot;; IF([.N16]&gt;=0.74;&quot;C&quot;; IF([.N16]&gt;=0.7; &quot;C-&quot;; IF([.N16]&gt;=0.67; &quot;D+&quot;; IF([.N16]&gt;=0.64;&quot;D&quot;; IF([.N16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O16]; [.$U$2:.$V$15]; 2; 0)" office:value-type="string" office:string-value="" calcext:value-type="error">
            <text:p>Err:509</text:p>
          </table:table-cell>
          <table:table-cell/>
          <table:table-cell table:style-name="ce23"/>
          <table:table-cell table:style-name="ce13"/>
          <table:table-cell/>
          <table:table-cell table:style-name="ce23"/>
          <table:table-cell table:style-name="ce28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Dillan Smith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0"/>
          <table:table-cell/>
          <table:table-cell table:style-name="ce7"/>
          <table:table-cell table:style-name="ce10" table:formula="of:=VLOOKUP([.K17]; [.$R$2:.$S$15]; 2; 0)/100*0.15" office:value-type="string" office:string-value="" calcext:value-type="error">
            <text:p>#N/A</text:p>
          </table:table-cell>
          <table:table-cell/>
          <table:table-cell table:style-name="ce17" table:formula="of:=[.I17] + #REF!17 + #REF!17 + [.L17]" office:value-type="string" office:string-value="" calcext:value-type="error">
            <text:p>Err:509</text:p>
          </table:table-cell>
          <table:table-cell table:style-name="ce18" table:formula="of:=IF([.N17]&gt;=0.9875;&quot;A+&quot;;  IF([.N17]&gt;=0.94; &quot;A&quot;; IF([.N17]&gt;=0.9; &quot;A-&quot;; IF([.N17]&gt;=0.87; &quot;B+&quot;; IF([.N17]&gt;=0.84;&quot;B&quot;; IF([.N17]&gt;=0.8; &quot;B-&quot;; IF([.N17]&gt;=0.77; &quot;C+&quot;; IF([.N17]&gt;=0.74;&quot;C&quot;; IF([.N17]&gt;=0.7; &quot;C-&quot;; IF([.N17]&gt;=0.67; &quot;D+&quot;; IF([.N17]&gt;=0.64;&quot;D&quot;; IF([.N17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O17]; [.$U$2:.$V$15]; 2; 0)" office:value-type="string" office:string-value="" calcext:value-type="error">
            <text:p>Err:509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Luke Smith</text:p>
          </table:table-cell>
          <table:table-cell table:style-name="ce8" table:number-columns-repeated="7"/>
          <table:table-cell table:style-name="ce10"/>
          <table:table-cell/>
          <table:table-cell table:style-name="ce7"/>
          <table:table-cell table:style-name="ce10" table:formula="of:=VLOOKUP([.K18]; [.$R$2:.$S$15]; 2; 0)/100*0.15" office:value-type="string" office:string-value="" calcext:value-type="error">
            <text:p>#N/A</text:p>
          </table:table-cell>
          <table:table-cell/>
          <table:table-cell table:style-name="ce17" table:formula="of:=[.I18] + #REF!18 + #REF!18 + [.L18]" office:value-type="string" office:string-value="" calcext:value-type="error">
            <text:p>Err:509</text:p>
          </table:table-cell>
          <table:table-cell table:style-name="ce18" table:formula="of:=IF([.N18]&gt;=0.9875;&quot;A+&quot;;  IF([.N18]&gt;=0.94; &quot;A&quot;; IF([.N18]&gt;=0.9; &quot;A-&quot;; IF([.N18]&gt;=0.87; &quot;B+&quot;; IF([.N18]&gt;=0.84;&quot;B&quot;; IF([.N18]&gt;=0.8; &quot;B-&quot;; IF([.N18]&gt;=0.77; &quot;C+&quot;; IF([.N18]&gt;=0.74;&quot;C&quot;; IF([.N18]&gt;=0.7; &quot;C-&quot;; IF([.N18]&gt;=0.67; &quot;D+&quot;; IF([.N18]&gt;=0.64;&quot;D&quot;; IF([.N18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O18]; [.$U$2:.$V$15]; 2; 0)" office:value-type="string" office:string-value="" calcext:value-type="error">
            <text:p>Err:509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yan Spartz</text:p>
          </table:table-cell>
          <table:table-cell table:number-columns-repeated="3" office:value-type="string" calcext:value-type="string">
            <text:p>A</text:p>
          </table:table-cell>
          <table:table-cell table:number-columns-repeated="4"/>
          <table:table-cell table:style-name="ce10"/>
          <table:table-cell/>
          <table:table-cell table:style-name="ce7"/>
          <table:table-cell table:style-name="ce10" table:formula="of:=VLOOKUP([.K19]; [.$R$2:.$S$15]; 2; 0)/100*0.15" office:value-type="string" office:string-value="" calcext:value-type="error">
            <text:p>#N/A</text:p>
          </table:table-cell>
          <table:table-cell/>
          <table:table-cell table:style-name="ce17" table:formula="of:=[.I19] + #REF!19 + #REF!19 + [.L19]" office:value-type="string" office:string-value="" calcext:value-type="error">
            <text:p>Err:509</text:p>
          </table:table-cell>
          <table:table-cell table:style-name="ce18" table:formula="of:=IF([.N19]&gt;=0.9875;&quot;A+&quot;;  IF([.N19]&gt;=0.94; &quot;A&quot;; IF([.N19]&gt;=0.9; &quot;A-&quot;; IF([.N19]&gt;=0.87; &quot;B+&quot;; IF([.N19]&gt;=0.84;&quot;B&quot;; IF([.N19]&gt;=0.8; &quot;B-&quot;; IF([.N19]&gt;=0.77; &quot;C+&quot;; IF([.N19]&gt;=0.74;&quot;C&quot;; IF([.N19]&gt;=0.7; &quot;C-&quot;; IF([.N19]&gt;=0.67; &quot;D+&quot;; IF([.N19]&gt;=0.64;&quot;D&quot;; IF([.N19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O19]; [.$U$2:.$V$15]; 2; 0)" office:value-type="string" office:string-value="" calcext:value-type="error">
            <text:p>Err:509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youba Swara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F</text:p>
          </table:table-cell>
          <table:table-cell table:number-columns-repeated="4"/>
          <table:table-cell table:style-name="ce10"/>
          <table:table-cell/>
          <table:table-cell table:style-name="ce7"/>
          <table:table-cell table:style-name="ce10"/>
          <table:table-cell/>
          <table:table-cell table:style-name="ce17"/>
          <table:table-cell table:style-name="ce18"/>
          <table:table-cell table:style-name="ce20"/>
          <table:table-cell table:number-columns-repeated="988"/>
        </table:table-row>
        <table:table-row table:style-name="ro1">
          <table:table-cell office:value-type="string" calcext:value-type="string">
            <text:p>Shu Yi Tang</text:p>
          </table:table-cell>
          <table:table-cell table:number-columns-repeated="3" office:value-type="string" calcext:value-type="string">
            <text:p>A</text:p>
          </table:table-cell>
          <table:table-cell table:number-columns-repeated="4"/>
          <table:table-cell table:style-name="ce10"/>
          <table:table-cell/>
          <table:table-cell table:style-name="ce7"/>
          <table:table-cell table:style-name="ce10" table:formula="of:=VLOOKUP([.K21]; [.$R$2:.$S$15]; 2; 0)/100*0.15" office:value-type="string" office:string-value="" calcext:value-type="error">
            <text:p>#N/A</text:p>
          </table:table-cell>
          <table:table-cell/>
          <table:table-cell table:style-name="ce17" table:formula="of:=[.I21] + #REF!20 + #REF!20 + [.L21]" office:value-type="string" office:string-value="" calcext:value-type="error">
            <text:p>Err:509</text:p>
          </table:table-cell>
          <table:table-cell table:style-name="ce18" table:formula="of:=IF([.N21]&gt;=0.9875;&quot;A+&quot;;  IF([.N21]&gt;=0.94; &quot;A&quot;; IF([.N21]&gt;=0.9; &quot;A-&quot;; IF([.N21]&gt;=0.87; &quot;B+&quot;; IF([.N21]&gt;=0.84;&quot;B&quot;; IF([.N21]&gt;=0.8; &quot;B-&quot;; IF([.N21]&gt;=0.77; &quot;C+&quot;; IF([.N21]&gt;=0.74;&quot;C&quot;; IF([.N21]&gt;=0.7; &quot;C-&quot;; IF([.N21]&gt;=0.67; &quot;D+&quot;; IF([.N21]&gt;=0.64;&quot;D&quot;; IF([.N21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O21]; [.$U$2:.$V$15]; 2; 0)" office:value-type="string" office:string-value="" calcext:value-type="error">
            <text:p>Err:509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Herbert Torranc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4"/>
          <table:table-cell table:style-name="ce10"/>
          <table:table-cell/>
          <table:table-cell table:style-name="ce7"/>
          <table:table-cell table:style-name="ce10" table:formula="of:=VLOOKUP([.K22]; [.$R$2:.$S$15]; 2; 0)/100*0.15" office:value-type="string" office:string-value="" calcext:value-type="error">
            <text:p>#N/A</text:p>
          </table:table-cell>
          <table:table-cell/>
          <table:table-cell table:style-name="ce17" table:formula="of:=[.I22] + #REF!21 + #REF!21 + [.L22]" office:value-type="string" office:string-value="" calcext:value-type="error">
            <text:p>Err:509</text:p>
          </table:table-cell>
          <table:table-cell table:style-name="ce18" table:formula="of:=IF([.N22]&gt;=0.9875;&quot;A+&quot;;  IF([.N22]&gt;=0.94; &quot;A&quot;; IF([.N22]&gt;=0.9; &quot;A-&quot;; IF([.N22]&gt;=0.87; &quot;B+&quot;; IF([.N22]&gt;=0.84;&quot;B&quot;; IF([.N22]&gt;=0.8; &quot;B-&quot;; IF([.N22]&gt;=0.77; &quot;C+&quot;; IF([.N22]&gt;=0.74;&quot;C&quot;; IF([.N22]&gt;=0.7; &quot;C-&quot;; IF([.N22]&gt;=0.67; &quot;D+&quot;; IF([.N22]&gt;=0.64;&quot;D&quot;; IF([.N22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O22]; [.$U$2:.$V$15]; 2; 0)" office:value-type="string" office:string-value="" calcext:value-type="error">
            <text:p>Err:509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Everett Wolf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4"/>
          <table:table-cell table:style-name="ce10"/>
          <table:table-cell/>
          <table:table-cell table:style-name="ce7"/>
          <table:table-cell table:style-name="ce10" table:formula="of:=VLOOKUP([.K23]; [.$R$2:.$S$15]; 2; 0)/100*0.15" office:value-type="string" office:string-value="" calcext:value-type="error">
            <text:p>#N/A</text:p>
          </table:table-cell>
          <table:table-cell/>
          <table:table-cell table:style-name="ce17" table:formula="of:=[.I23] + #REF!22 + #REF!22 + [.L23]" office:value-type="string" office:string-value="" calcext:value-type="error">
            <text:p>Err:509</text:p>
          </table:table-cell>
          <table:table-cell table:style-name="ce18" table:formula="of:=IF([.N23]&gt;=0.9875;&quot;A+&quot;;  IF([.N23]&gt;=0.94; &quot;A&quot;; IF([.N23]&gt;=0.9; &quot;A-&quot;; IF([.N23]&gt;=0.87; &quot;B+&quot;; IF([.N23]&gt;=0.84;&quot;B&quot;; IF([.N23]&gt;=0.8; &quot;B-&quot;; IF([.N23]&gt;=0.77; &quot;C+&quot;; IF([.N23]&gt;=0.74;&quot;C&quot;; IF([.N23]&gt;=0.7; &quot;C-&quot;; IF([.N23]&gt;=0.67; &quot;D+&quot;; IF([.N23]&gt;=0.64;&quot;D&quot;; IF([.N23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O23]; [.$U$2:.$V$15]; 2; 0)" office:value-type="string" office:string-value="" calcext:value-type="error">
            <text:p>Err:509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11"/>
          <table:table-cell table:number-columns-repeated="4"/>
          <table:table-cell table:style-name="ce18" table:formula="of:=AVERAGE([.N2:.N19])" office:value-type="string" office:string-value="" calcext:value-type="error">
            <text:p>Err:509</text:p>
          </table:table-cell>
          <table:table-cell table:style-name="ce16"/>
          <table:table-cell table:style-name="ce18" table:formula="of:=AVERAGE([.P2:.P19])" office:value-type="string" office:string-value="" calcext:value-type="error">
            <text:p>Err:509</text:p>
          </table:table-cell>
          <table:table-cell table:number-columns-repeated="988"/>
        </table:table-row>
        <table:table-row table:style-name="ro1" table:number-rows-repeated="6">
          <table:table-cell table:number-columns-repeated="8"/>
          <table:table-cell table:style-name="ce11"/>
          <table:table-cell table:number-columns-repeated="995"/>
        </table:table-row>
        <table:table-row table:style-name="ro1" table:number-rows-repeated="1048545">
          <table:table-cell table:number-columns-repeated="1004"/>
        </table:table-row>
        <table:table-row table:style-name="ro1"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 style:data-style-name="N2" text:time-value="10:34:54.6690720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0-15T10:45:53.755996424</dc:date>
    <dc:creator>Gregory Kapfhammer</dc:creator>
    <meta:editing-duration>P7DT1H53M22S</meta:editing-duration>
    <meta:editing-cycles>201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234" meta:object-count="0"/>
  </office:meta>
</office:document-meta>
</file>